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8_89">M</text:span><text:span text:style-name="_31_345">r</text:span><text:span text:style-name="_32_437">.</text:span><text:span text:style-name="_32_"> </text:span><text:span text:style-name="_31_597">S</text:span><text:span text:style-name="_32_689">p</text:span><text:span text:style-name="_32_65">e</text:span><text:span text:style-name="_31_237">a</text:span><text:span text:style-name="_32_077">k</text:span><text:span text:style-name="_38_53">e</text:span><text:span text:style-name="_31_417">r</text:span><text:span text:style-name="_32_137">,</text:span><text:span text:style-name="_33_"> </text:span><text:span text:style-name="_31_393">M</text:span><text:span text:style-name="_32_617">r</text:span><text:span text:style-name="_33_01">.</text:span><text:span text:style-name="_39_03"> </text:span><text:span text:style-name="_32_569">V</text:span><text:span text:style-name="_38_89">i</text:span><text:span text:style-name="_31_489">c</text:span><text:span text:style-name="_32_461">e</text:span><text:span text:style-name="_32_"> </text:span><text:span text:style-name="_31_141">P</text:span><text:span text:style-name="_32_077">r</text:span><text:span text:style-name="_32_29">e</text:span><text:span text:style-name="_31_789">s</text:span><text:span text:style-name="_32_041">i</text:span><text:span text:style-name="_32_65">d</text:span><text:span text:style-name="_31_309">e</text:span><text:span text:style-name="_32_293">n</text:span><text:span text:style-name="_36_73">t</text:span><text:span text:style-name="_31_345">,</text:span><text:span text:style-name="_31_802"> </text:span><text:span text:style-name="_34_81">M</text:span><text:span text:style-name="_31_177">e</text:span><text:span text:style-name="_32_653">m</text:span><text:span text:style-name="_38_53">b</text:span><text:span text:style-name="_31_573">e</text:span><text:span text:style-name="_32_029">r</text:span><text:span text:style-name="_38_77">s</text:span><text:span text:style-name="_39_02"> </text:span><text:span text:style-name="_32_641">o</text:span><text:span text:style-name="_34_93">f</text:span><text:span text:style-name="_39_02"> </text:span><text:span text:style-name="_32_245">C</text:span><text:span text:style-name="_34_21">o</text:span><text:span text:style-name="_31_525">n</text:span><text:span text:style-name="_32_245">g</text:span><text:span text:style-name="_34_45">r</text:span><text:span text:style-name="_31_177">e</text:span><text:span text:style-name="_32_641">s</text:span><text:span text:style-name="_38_53">s</text:span><text:span text:style-name="_31_417">,</text:span><text:span text:style-name="_31_802"> </text:span><text:span text:style-name="_34_45">m</text:span><text:span text:style-name="_31_753">y</text:span><text:span text:style-name="_31_803"> </text:span><text:span text:style-name="_35_17">f</text:span><text:span text:style-name="_31_357">e</text:span><text:span text:style-name="_32_581">l</text:span><text:span text:style-name="_32_29">l</text:span><text:span text:style-name="_31_345">o</text:span><text:span text:style-name="_32_041">w</text:span><text:span text:style-name="_32_"> </text:span><text:span text:style-name="_31_669">A</text:span><text:span text:style-name="_32_581">m</text:span><text:span text:style-name="_38_05">e</text:span><text:span text:style-name="_31_753">r</text:span><text:span text:style-name="_32_641">i</text:span><text:span text:style-name="_36_37">c</text:span><text:span text:style-name="_31_669">a</text:span><text:span text:style-name="_32_101">n</text:span><text:span text:style-name="_38_77">s</text:span><text:span text:style-name="_31_789">:</text:span></text:p>
      <text:p text:style-name="P1"><text:span text:style-name="_35_17">T</text:span><text:span text:style-name="_31_501">o</text:span><text:span text:style-name="_32_149">n</text:span><text:span text:style-name="_38_41">i</text:span><text:span text:style-name="_31_177">g</text:span><text:span text:style-name="_32_101">h</text:span><text:span text:style-name="_32_77">t</text:span><text:span text:style-name="_39_03"> </text:span><text:span text:style-name="_32_497">m</text:span><text:span text:style-name="_34_93">a</text:span><text:span text:style-name="_31_237">r</text:span><text:span text:style-name="_32_473">k</text:span><text:span text:style-name="_34_81">s</text:span><text:span text:style-name="_39_03"> </text:span><text:span text:style-name="_32_425">t</text:span><text:span text:style-name="_36_25">h</text:span><text:span text:style-name="_31_237">e</text:span><text:span text:style-name="_31_803"> </text:span><text:span text:style-name="_38_17">e</text:span><text:span text:style-name="_31_429">i</text:span><text:span text:style-name="_32_041">g</text:span><text:span text:style-name="_38_05">h</text:span><text:span text:style-name="_31_573">t</text:span><text:span text:style-name="_32_497">h</text:span><text:span text:style-name="_32_"> </text:span><text:span text:style-name="_31_777">y</text:span><text:span text:style-name="_32_389">e</text:span><text:span text:style-name="_37_69">a</text:span><text:span text:style-name="_31_705">r</text:span><text:span text:style-name="_31_803"> </text:span><text:span text:style-name="_36_25">t</text:span><text:span text:style-name="_31_309">h</text:span><text:span text:style-name="_32_101">a</text:span><text:span text:style-name="_38_05">t</text:span><text:span text:style-name="_39_03"> </text:span><text:span text:style-name="_32_317">I</text:span><text:span text:style-name="_35_17">'</text:span><text:span text:style-name="_31_345">v</text:span><text:span text:style-name="_32_605">e</text:span><text:span text:style-name="_33_"> </text:span><text:span text:style-name="_31_141">c</text:span><text:span text:style-name="_32_437">o</text:span><text:span text:style-name="_32_77">m</text:span><text:span text:style-name="_31_357">e</text:span><text:span text:style-name="_31_802"> </text:span><text:span text:style-name="_36_01">h</text:span><text:span text:style-name="_31_249">e</text:span><text:span text:style-name="_32_461">r</text:span><text:span text:style-name="_38_17">e</text:span><text:span text:style-name="_39_03"> </text:span><text:span text:style-name="_32_101">t</text:span><text:span text:style-name="_34_93">o</text:span><text:span text:style-name="_39_02"> </text:span><text:span text:style-name="_32_677">r</text:span><text:span text:style-name="_32_77">e</text:span><text:span text:style-name="_31_705">p</text:span><text:span text:style-name="_32_149">o</text:span><text:span text:style-name="_38_53">r</text:span><text:span text:style-name="_31_525">t</text:span><text:span text:style-name="_31_802"> </text:span><text:span text:style-name="_34_57">o</text:span><text:span text:style-name="_31_165">n</text:span><text:span text:style-name="_31_802"> </text:span><text:span text:style-name="_37_09">t</text:span><text:span text:style-name="_31_789">h</text:span><text:span text:style-name="_32_077">e</text:span><text:span text:style-name="_32_"> </text:span><text:span text:style-name="_31_177">S</text:span><text:span text:style-name="_32_569">t</text:span><text:span text:style-name="_35_29">a</text:span><text:span text:style-name="_31_309">t</text:span><text:span text:style-name="_32_245">e</text:span><text:span text:style-name="_32_"> </text:span><text:span text:style-name="_31_789">o</text:span><text:span text:style-name="_32_137">f</text:span><text:span text:style-name="_32_"> </text:span><text:span text:style-name="_31_669">t</text:span><text:span text:style-name="_32_149">h</text:span><text:span text:style-name="_37_09">e</text:span><text:span text:style-name="_39_03"> </text:span><text:span text:style-name="_32_113">U</text:span><text:span text:style-name="_32_65">n</text:span><text:span text:style-name="_31_669">i</text:span><text:span text:style-name="_32_497">o</text:span><text:span text:style-name="_34_45">n</text:span><text:span text:style-name="_31_381">.</text:span><text:span text:style-name="_31_802"> </text:span><text:span text:style-name="_33_37">A</text:span><text:span text:style-name="_31_753">n</text:span><text:span text:style-name="_32_461">d</text:span><text:span text:style-name="_33_"> </text:span><text:span text:style-name="_31_393">f</text:span><text:span text:style-name="_32_029">o</text:span><text:span text:style-name="_33_49">r</text:span><text:span text:style-name="_39_03"> </text:span><text:span text:style-name="_32_209">t</text:span><text:span text:style-name="_34_57">h</text:span><text:span text:style-name="_31_501">i</text:span><text:span text:style-name="_32_329">s</text:span><text:span text:style-name="_32_"> </text:span><text:span text:style-name="_31_597">f</text:span><text:span text:style-name="_32_653">i</text:span><text:span text:style-name="_35_89">n</text:span><text:span text:style-name="_31_609">a</text:span><text:span text:style-name="_32_437">l</text:span><text:span text:style-name="_33_"> </text:span><text:span text:style-name="_31_429">o</text:span><text:span text:style-name="_32_281">n</text:span><text:span text:style-name="_32_65">e</text:span><text:span text:style-name="_31_249">,</text:span><text:span text:style-name="_31_802"> </text:span><text:span text:style-name="_32_41">I</text:span><text:span text:style-name="_31_525">'</text:span><text:span text:style-name="_32_317">m</text:span><text:span text:style-name="_32_"> </text:span><text:span text:style-name="_31_429">g</text:span><text:span text:style-name="_32_509">o</text:span><text:span text:style-name="_36_97">i</text:span><text:span text:style-name="_31_609">n</text:span><text:span text:style-name="_32_677">g</text:span><text:span text:style-name="_33_"> </text:span><text:span text:style-name="_31_129">t</text:span><text:span text:style-name="_32_317">o</text:span><text:span text:style-name="_33_"> </text:span><text:span text:style-name="_31_753">t</text:span><text:span text:style-name="_32_581">r</text:span><text:span text:style-name="_36_61">y</text:span><text:span text:style-name="_39_03"> </text:span><text:span text:style-name="_32_293">t</text:span><text:span text:style-name="_33_13">o</text:span><text:span text:style-name="_39_03"> </text:span><text:span text:style-name="_32_401">m</text:span><text:span text:style-name="_35_17">a</text:span><text:span text:style-name="_31_609">k</text:span><text:span text:style-name="_32_425">e</text:span><text:span text:style-name="_32_"> </text:span><text:span text:style-name="_31_489">i</text:span><text:span text:style-name="_32_425">t</text:span><text:span text:style-name="_33_"> </text:span><text:span text:style-name="_31_393">a</text:span><text:span text:style-name="_31_803"> </text:span><text:span text:style-name="_34_57">l</text:span><text:span text:style-name="_31_597">i</text:span><text:span text:style-name="_32_401">t</text:span><text:span text:style-name="_38_05">t</text:span><text:span text:style-name="_31_525">l</text:span><text:span text:style-name="_32_461">e</text:span><text:span text:style-name="_32_"> </text:span><text:span text:style-name="_31_345">s</text:span><text:span text:style-name="_32_497">h</text:span><text:span text:style-name="_38_05">o</text:span><text:span text:style-name="_31_705">r</text:span><text:span text:style-name="_32_473">t</text:span><text:span text:style-name="_38_41">e</text:span><text:span text:style-name="_31_321">r</text:span><text:span text:style-name="_32_293">.</text:span><text:span text:style-name="_32_"> </text:span><text:span text:style-name="_31_705">I</text:span><text:span text:style-name="_31_803"> </text:span><text:span text:style-name="_34_45">k</text:span><text:span text:style-name="_31_669">n</text:span><text:span text:style-name="_32_617">o</text:span><text:span text:style-name="_37_69">w</text:span><text:span text:style-name="_39_03"> </text:span><text:span text:style-name="_32_317">s</text:span><text:span text:style-name="_34_45">o</text:span><text:span text:style-name="_31_345">m</text:span><text:span text:style-name="_32_689">e</text:span><text:span text:style-name="_32_"> </text:span><text:span text:style-name="_31_381">o</text:span><text:span text:style-name="_32_065">f</text:span><text:span text:style-name="_33_"> </text:span><text:span text:style-name="_31_717">y</text:span><text:span text:style-name="_32_113">o</text:span><text:span text:style-name="_36_01">u</text:span><text:span text:style-name="_39_02"> </text:span><text:span text:style-name="_32_617">a</text:span><text:span text:style-name="_38_77">r</text:span><text:span text:style-name="_31_501">e</text:span><text:span text:style-name="_31_803"> </text:span><text:span text:style-name="_32_65">a</text:span><text:span text:style-name="_31_129">n</text:span><text:span text:style-name="_32_209">t</text:span><text:span text:style-name="_36_37">s</text:span><text:span text:style-name="_31_129">y</text:span><text:span text:style-name="_31_802"> </text:span><text:span text:style-name="_38_41">t</text:span><text:span text:style-name="_31_357">o</text:span><text:span text:style-name="_31_802"> </text:span><text:span text:style-name="_36_61">g</text:span><text:span text:style-name="_31_537">e</text:span><text:span text:style-name="_32_257">t</text:span><text:span text:style-name="_33_"> </text:span><text:span text:style-name="_31_141">b</text:span><text:span text:style-name="_32_029">a</text:span><text:span text:style-name="_38_77">c</text:span><text:span text:style-name="_31_609">k</text:span><text:span text:style-name="_31_802"> </text:span><text:span text:style-name="_33_49">t</text:span><text:span text:style-name="_31_249">o</text:span><text:span text:style-name="_31_803"> </text:span><text:span text:style-name="_36_97">I</text:span><text:span text:style-name="_31_201">o</text:span><text:span text:style-name="_32_317">w</text:span><text:span text:style-name="_32_65">a</text:span><text:span text:style-name="_31_717">.</text:span><text:span text:style-name="_31_802"> </text:span><text:span text:style-name="_38_53">I</text:span><text:span text:style-name="_31_537">'</text:span><text:span text:style-name="_32_401">v</text:span><text:span text:style-name="_34_81">e</text:span><text:span text:style-name="_39_02"> </text:span><text:span text:style-name="_32_101">b</text:span><text:span text:style-name="_33_01">e</text:span><text:span text:style-name="_31_249">e</text:span><text:span text:style-name="_32_065">n</text:span><text:span text:style-name="_33_"> </text:span><text:span text:style-name="_31_417">t</text:span><text:span text:style-name="_32_293">h</text:span><text:span text:style-name="_34_57">e</text:span><text:span text:style-name="_31_417">r</text:span><text:span text:style-name="_32_029">e</text:span><text:span text:style-name="_33_13">.</text:span><text:span text:style-name="_39_02"> </text:span><text:span text:style-name="_32_581">I</text:span><text:span text:style-name="_34_81">'</text:span><text:span text:style-name="_31_237">l</text:span><text:span text:style-name="_32_617">l</text:span><text:span text:style-name="_33_"> </text:span><text:span text:style-name="_31_393">b</text:span><text:span text:style-name="_32_437">e</text:span><text:span text:style-name="_32_"> </text:span><text:span text:style-name="_31_489">s</text:span><text:span text:style-name="_32_149">h</text:span><text:span text:style-name="_34_45">a</text:span><text:span text:style-name="_31_573">k</text:span><text:span text:style-name="_32_137">i</text:span><text:span text:style-name="_36_73">n</text:span><text:span text:style-name="_31_429">g</text:span><text:span text:style-name="_31_802"> </text:span><text:span text:style-name="_38_41">h</text:span><text:span text:style-name="_31_201">a</text:span><text:span text:style-name="_32_041">n</text:span><text:span text:style-name="_37_69">d</text:span><text:span text:style-name="_31_417">s</text:span><text:span text:style-name="_31_802"> </text:span><text:span text:style-name="_36_97">a</text:span><text:span text:style-name="_31_597">f</text:span><text:span text:style-name="_32_641">t</text:span><text:span text:style-name="_38_41">e</text:span><text:span text:style-name="_31_129">r</text:span><text:span text:style-name="_32_389">w</text:span><text:span text:style-name="_38_17">a</text:span><text:span text:style-name="_31_741">r</text:span><text:span text:style-name="_32_437">d</text:span><text:span text:style-name="_35_17">s</text:span><text:span text:style-name="_39_02"> </text:span><text:span text:style-name="_32_149">i</text:span><text:span text:style-name="_33_49">f</text:span><text:span text:style-name="_39_02"> </text:span><text:span text:style-name="_32_401">y</text:span><text:span text:style-name="_38_77">o</text:span><text:span text:style-name="_31_717">u</text:span><text:span text:style-name="_31_802"> </text:span><text:span text:style-name="_38_41">w</text:span><text:span text:style-name="_31_417">a</text:span><text:span text:style-name="_32_065">n</text:span><text:span text:style-name="_38_41">t</text:span><text:span text:style-name="_39_03"> </text:span><text:span text:style-name="_32_293">s</text:span><text:span text:style-name="_36_97">o</text:span><text:span text:style-name="_31_393">m</text:span><text:span text:style-name="_32_209">e</text:span><text:span text:style-name="_33_"> </text:span><text:span text:style-name="_31_345">t</text:span><text:span text:style-name="_32_137">i</text:span><text:span text:style-name="_38_77">p</text:span><text:span text:style-name="_31_717">s</text:span><text:span text:style-name="_32_317">.</text:span></text:p>
      <text:p text:style-name="P1"><text:span text:style-name="_34_57">A</text:span><text:span text:style-name="_31_489">n</text:span><text:span text:style-name="_32_509">d</text:span><text:span text:style-name="_32_"> </text:span><text:span text:style-name="_31_537">I</text:span><text:span text:style-name="_31_802"> </text:span><text:span text:style-name="_37_09">u</text:span><text:span text:style-name="_31_609">n</text:span><text:span text:style-name="_32_221">d</text:span><text:span text:style-name="_36_37">e</text:span><text:span text:style-name="_31_489">r</text:span><text:span text:style-name="_32_329">s</text:span><text:span text:style-name="_38_05">t</text:span><text:span text:style-name="_31_201">a</text:span><text:span text:style-name="_32_245">n</text:span><text:span text:style-name="_34_93">d</text:span><text:span text:style-name="_39_03"> </text:span><text:span text:style-name="_32_113">t</text:span><text:span text:style-name="_38_53">h</text:span><text:span text:style-name="_31_393">a</text:span><text:span text:style-name="_32_029">t</text:span><text:span text:style-name="_32_"> </text:span><text:span text:style-name="_31_717">b</text:span><text:span text:style-name="_32_281">e</text:span><text:span text:style-name="_34_57">c</text:span><text:span text:style-name="_31_357">a</text:span><text:span text:style-name="_32_041">u</text:span><text:span text:style-name="_38_89">s</text:span><text:span text:style-name="_31_417">e</text:span><text:span text:style-name="_31_803"> </text:span><text:span text:style-name="_38_05">i</text:span><text:span text:style-name="_31_129">t</text:span><text:span text:style-name="_32_461">'</text:span><text:span text:style-name="_34_57">s</text:span><text:span text:style-name="_39_03"> </text:span><text:span text:style-name="_32_041">a</text:span><text:span text:style-name="_34_93">n</text:span><text:span text:style-name="_39_03"> </text:span><text:span text:style-name="_32_689">e</text:span><text:span text:style-name="_36_97">l</text:span><text:span text:style-name="_31_129">e</text:span><text:span text:style-name="_32_293">c</text:span><text:span text:style-name="_38_05">t</text:span><text:span text:style-name="_31_201">i</text:span><text:span text:style-name="_32_077">o</text:span><text:span text:style-name="_37_81">n</text:span><text:span text:style-name="_39_03"> </text:span><text:span text:style-name="_32_473">s</text:span><text:span text:style-name="_36_01">e</text:span><text:span text:style-name="_31_597">a</text:span><text:span text:style-name="_32_425">s</text:span><text:span text:style-name="_35_89">o</text:span><text:span text:style-name="_31_501">n</text:span><text:span text:style-name="_32_389">,</text:span><text:span text:style-name="_33_"> </text:span><text:span text:style-name="_31_393">e</text:span><text:span text:style-name="_32_029">x</text:span><text:span text:style-name="_36_01">p</text:span><text:span text:style-name="_31_537">e</text:span><text:span text:style-name="_32_617">c</text:span><text:span text:style-name="_37_81">t</text:span><text:span text:style-name="_31_789">a</text:span><text:span text:style-name="_32_029">t</text:span><text:span text:style-name="_33_13">i</text:span><text:span text:style-name="_31_237">o</text:span><text:span text:style-name="_32_149">n</text:span><text:span text:style-name="_35_89">s</text:span><text:span text:style-name="_39_02"> </text:span><text:span text:style-name="_32_569">f</text:span><text:span text:style-name="_36_37">o</text:span><text:span text:style-name="_31_237">r</text:span><text:span text:style-name="_31_803"> </text:span><text:span text:style-name="_32_41">w</text:span><text:span text:style-name="_31_561">h</text:span><text:span text:style-name="_32_677">a</text:span><text:span text:style-name="_32_41">t</text:span><text:span text:style-name="_39_02"> </text:span><text:span text:style-name="_32_617">w</text:span><text:span text:style-name="_38_53">e</text:span><text:span text:style-name="_39_02"> </text:span><text:span text:style-name="_32_077">w</text:span><text:span text:style-name="_34_81">i</text:span><text:span text:style-name="_31_525">l</text:span><text:span text:style-name="_32_653">l</text:span><text:span text:style-name="_33_"> </text:span><text:span text:style-name="_31_561">a</text:span><text:span text:style-name="_32_137">c</text:span><text:span text:style-name="_33_13">h</text:span><text:span text:style-name="_31_321">i</text:span><text:span text:style-name="_32_317">e</text:span><text:span text:style-name="_34_45">v</text:span><text:span text:style-name="_31_393">e</text:span><text:span text:style-name="_31_803"> </text:span><text:span text:style-name="_37_81">t</text:span><text:span text:style-name="_31_249">h</text:span><text:span text:style-name="_32_245">i</text:span><text:span text:style-name="_38_77">s</text:span><text:span text:style-name="_39_03"> </text:span><text:span text:style-name="_32_209">y</text:span><text:span text:style-name="_36_97">e</text:span><text:span text:style-name="_31_537">a</text:span><text:span text:style-name="_32_065">r</text:span><text:span text:style-name="_32_"> </text:span><text:span text:style-name="_31_309">a</text:span><text:span text:style-name="_32_101">r</text:span><text:span text:style-name="_36_61">e</text:span><text:span text:style-name="_39_02"> </text:span><text:span text:style-name="_32_149">l</text:span><text:span text:style-name="_36_61">o</text:span><text:span text:style-name="_31_681">w</text:span><text:span text:style-name="_32_401">.</text:span><text:span text:style-name="_33_"> </text:span><text:span text:style-name="_31_177">B</text:span><text:span text:style-name="_32_317">u</text:span><text:span text:style-name="_38_41">t</text:span><text:span text:style-name="_31_309">,</text:span><text:span text:style-name="_31_803"> </text:span><text:span text:style-name="_34_45">M</text:span><text:span text:style-name="_31_249">r</text:span><text:span text:style-name="_32_209">.</text:span><text:span text:style-name="_33_"> </text:span><text:span text:style-name="_31_321">S</text:span><text:span text:style-name="_32_401">p</text:span><text:span text:style-name="_32_77">e</text:span><text:span text:style-name="_31_201">a</text:span><text:span text:style-name="_32_317">k</text:span><text:span text:style-name="_32_41">e</text:span><text:span text:style-name="_31_141">r</text:span><text:span text:style-name="_32_101">,</text:span><text:span text:style-name="_33_"> </text:span><text:span text:style-name="_31_777">I</text:span><text:span text:style-name="_31_802"> </text:span><text:span text:style-name="_36_37">a</text:span><text:span text:style-name="_31_525">p</text:span><text:span text:style-name="_32_641">p</text:span><text:span text:style-name="_35_17">r</text:span><text:span text:style-name="_31_429">e</text:span><text:span text:style-name="_32_581">c</text:span><text:span text:style-name="_36_25">i</text:span><text:span text:style-name="_31_129">a</text:span><text:span text:style-name="_32_677">t</text:span><text:span text:style-name="_33_37">e</text:span><text:span text:style-name="_39_03"> </text:span><text:span text:style-name="_32_653">t</text:span><text:span text:style-name="_38_05">h</text:span><text:span text:style-name="_31_201">e</text:span><text:span text:style-name="_31_802"> </text:span><text:span text:style-name="_36_97">c</text:span><text:span text:style-name="_31_669">o</text:span><text:span text:style-name="_32_569">n</text:span><text:span text:style-name="_33_37">s</text:span><text:span text:style-name="_31_417">t</text:span><text:span text:style-name="_32_101">r</text:span><text:span text:style-name="_34_45">u</text:span><text:span text:style-name="_31_165">c</text:span><text:span text:style-name="_32_113">t</text:span><text:span text:style-name="_38_17">i</text:span><text:span text:style-name="_31_669">v</text:span><text:span text:style-name="_32_245">e</text:span><text:span text:style-name="_32_"> </text:span><text:span text:style-name="_31_681">a</text:span><text:span text:style-name="_32_317">p</text:span><text:span text:style-name="_37_69">p</text:span><text:span text:style-name="_31_669">r</text:span><text:span text:style-name="_32_209">o</text:span><text:span text:style-name="_36_97">a</text:span><text:span text:style-name="_31_429">c</text:span><text:span text:style-name="_32_221">h</text:span><text:span text:style-name="_32_"> </text:span><text:span text:style-name="_31_681">t</text:span><text:span text:style-name="_32_137">h</text:span><text:span text:style-name="_38_89">a</text:span><text:span text:style-name="_31_177">t</text:span><text:span text:style-name="_31_802"> </text:span><text:span text:style-name="_36_73">y</text:span><text:span text:style-name="_31_237">o</text:span><text:span text:style-name="_32_065">u</text:span><text:span text:style-name="_33_"> </text:span><text:span text:style-name="_31_393">a</text:span><text:span text:style-name="_32_605">n</text:span><text:span text:style-name="_35_17">d</text:span><text:span text:style-name="_39_03"> </text:span><text:span text:style-name="_32_581">t</text:span><text:span text:style-name="_33_37">h</text:span><text:span text:style-name="_31_777">e</text:span><text:span text:style-name="_31_803"> </text:span><text:span text:style-name="_32_77">o</text:span><text:span text:style-name="_31_357">t</text:span><text:span text:style-name="_32_473">h</text:span><text:span text:style-name="_38_41">e</text:span><text:span text:style-name="_31_501">r</text:span><text:span text:style-name="_31_802"> </text:span><text:span text:style-name="_34_81">l</text:span><text:span text:style-name="_31_393">e</text:span><text:span text:style-name="_32_605">a</text:span><text:span text:style-name="_38_77">d</text:span><text:span text:style-name="_31_393">e</text:span><text:span text:style-name="_32_461">r</text:span><text:span text:style-name="_38_89">s</text:span><text:span text:style-name="_39_02"> </text:span><text:span text:style-name="_32_677">t</text:span><text:span text:style-name="_34_81">o</text:span><text:span text:style-name="_31_597">o</text:span><text:span text:style-name="_32_149">k</text:span><text:span text:style-name="_32_"> </text:span><text:span text:style-name="_31_177">a</text:span><text:span text:style-name="_32_317">t</text:span><text:span text:style-name="_33_"> </text:span><text:span text:style-name="_31_777">t</text:span><text:span text:style-name="_32_065">h</text:span><text:span text:style-name="_37_81">e</text:span><text:span text:style-name="_39_02"> </text:span><text:span text:style-name="_32_137">e</text:span><text:span text:style-name="_37_81">n</text:span><text:span text:style-name="_31_249">d</text:span><text:span text:style-name="_31_803"> </text:span><text:span text:style-name="_36_01">o</text:span><text:span text:style-name="_31_381">f</text:span><text:span text:style-name="_31_803"> </text:span><text:span text:style-name="_38_17">l</text:span><text:span text:style-name="_31_525">a</text:span><text:span text:style-name="_32_041">s</text:span><text:span text:style-name="_33_37">t</text:span><text:span text:style-name="_39_03"> </text:span><text:span text:style-name="_32_257">y</text:span><text:span text:style-name="_37_81">e</text:span><text:span text:style-name="_31_357">a</text:span><text:span text:style-name="_32_245">r</text:span><text:span text:style-name="_32_"> </text:span><text:span text:style-name="_31_165">t</text:span><text:span text:style-name="_32_329">o</text:span><text:span text:style-name="_32_"> </text:span><text:span text:style-name="_31_597">p</text:span><text:span text:style-name="_32_113">a</text:span><text:span text:style-name="_33_37">s</text:span><text:span text:style-name="_31_717">s</text:span><text:span text:style-name="_31_803"> </text:span><text:span text:style-name="_34_93">a</text:span><text:span text:style-name="_39_03"> </text:span><text:span text:style-name="_32_617">b</text:span><text:span text:style-name="_38_41">u</text:span><text:span text:style-name="_31_345">d</text:span><text:span text:style-name="_32_689">g</text:span><text:span text:style-name="_38_89">e</text:span><text:span text:style-name="_31_681">t</text:span><text:span text:style-name="_31_803"> </text:span><text:span text:style-name="_34_93">a</text:span><text:span text:style-name="_31_573">n</text:span><text:span text:style-name="_32_281">d</text:span><text:span text:style-name="_32_"> </text:span><text:span text:style-name="_31_537">m</text:span><text:span text:style-name="_32_581">a</text:span><text:span text:style-name="_34_21">k</text:span><text:span text:style-name="_31_537">e</text:span><text:span text:style-name="_31_802"> </text:span><text:span text:style-name="_37_69">t</text:span><text:span text:style-name="_31_417">a</text:span><text:span text:style-name="_32_689">x</text:span><text:span text:style-name="_33_"> </text:span><text:span text:style-name="_31_705">c</text:span><text:span text:style-name="_32_461">u</text:span><text:span text:style-name="_34_45">t</text:span><text:span text:style-name="_31_309">s</text:span><text:span text:style-name="_31_802"> </text:span><text:span text:style-name="_34_57">p</text:span><text:span text:style-name="_31_789">e</text:span><text:span text:style-name="_32_653">r</text:span><text:span text:style-name="_36_37">m</text:span><text:span text:style-name="_31_717">a</text:span><text:span text:style-name="_32_497">n</text:span><text:span text:style-name="_34_09">e</text:span><text:span text:style-name="_31_417">n</text:span><text:span text:style-name="_32_065">t</text:span><text:span text:style-name="_32_"> </text:span><text:span text:style-name="_31_381">f</text:span><text:span text:style-name="_32_689">o</text:span><text:span text:style-name="_36_97">r</text:span><text:span text:style-name="_39_02"> </text:span><text:span text:style-name="_32_137">w</text:span><text:span text:style-name="_38_17">o</text:span><text:span text:style-name="_31_573">r</text:span><text:span text:style-name="_32_293">k</text:span><text:span text:style-name="_32_41">i</text:span><text:span text:style-name="_31_561">n</text:span><text:span text:style-name="_32_149">g</text:span><text:span text:style-name="_32_"> </text:span><text:span text:style-name="_31_753">f</text:span><text:span text:style-name="_32_641">a</text:span><text:span text:style-name="_35_89">m</text:span><text:span text:style-name="_31_597">i</text:span><text:span text:style-name="_32_101">l</text:span><text:span text:style-name="_34_21">i</text:span><text:span text:style-name="_31_705">e</text:span><text:span text:style-name="_32_569">s</text:span><text:span text:style-name="_36_97">.</text:span><text:span text:style-name="_39_02"> </text:span><text:span text:style-name="_32_317">S</text:span><text:span text:style-name="_37_09">o</text:span><text:span text:style-name="_39_02"> </text:span><text:span text:style-name="_32_389">I</text:span><text:span text:style-name="_32_"> </text:span><text:span text:style-name="_31_177">h</text:span><text:span text:style-name="_32_317">o</text:span><text:span text:style-name="_33_37">p</text:span><text:span text:style-name="_31_237">e</text:span><text:span text:style-name="_31_802"> </text:span><text:span text:style-name="_38_41">w</text:span><text:span text:style-name="_31_789">e</text:span><text:span text:style-name="_31_802"> </text:span><text:span text:style-name="_34_09">c</text:span><text:span text:style-name="_31_129">a</text:span><text:span text:style-name="_32_677">n</text:span><text:span text:style-name="_33_"> </text:span><text:span text:style-name="_31_381">w</text:span><text:span text:style-name="_32_389">o</text:span><text:span text:style-name="_34_57">r</text:span><text:span text:style-name="_31_417">k</text:span><text:span text:style-name="_31_803"> </text:span><text:span text:style-name="_36_37">t</text:span><text:span text:style-name="_31_789">o</text:span><text:span text:style-name="_32_497">g</text:span><text:span text:style-name="_33_49">e</text:span><text:span text:style-name="_31_213">t</text:span><text:span text:style-name="_32_605">h</text:span><text:span text:style-name="_35_89">e</text:span><text:span text:style-name="_31_789">r</text:span><text:span text:style-name="_31_803"> </text:span><text:span text:style-name="_36_73">t</text:span><text:span text:style-name="_31_213">h</text:span><text:span text:style-name="_32_437">i</text:span><text:span text:style-name="_34_93">s</text:span><text:span text:style-name="_39_03"> </text:span><text:span text:style-name="_32_281">y</text:span><text:span text:style-name="_36_37">e</text:span><text:span text:style-name="_31_777">a</text:span><text:span text:style-name="_32_581">r</text:span><text:span text:style-name="_33_"> </text:span><text:span text:style-name="_31_609">o</text:span><text:span text:style-name="_32_281">n</text:span><text:span text:style-name="_33_"> </text:span><text:span text:style-name="_31_573">s</text:span><text:span text:style-name="_32_497">o</text:span><text:span text:style-name="_33_37">m</text:span><text:span text:style-name="_31_309">e</text:span><text:span text:style-name="_31_802"> </text:span><text:span text:style-name="_32_77">b</text:span><text:span text:style-name="_31_393">i</text:span><text:span text:style-name="_32_689">p</text:span><text:span text:style-name="_32_65">a</text:span><text:span text:style-name="_31_561">r</text:span><text:span text:style-name="_32_677">t</text:span><text:span text:style-name="_34_45">i</text:span><text:span text:style-name="_31_537">s</text:span><text:span text:style-name="_32_497">a</text:span><text:span text:style-name="_34_57">n</text:span><text:span text:style-name="_39_02"> </text:span><text:span text:style-name="_32_509">p</text:span><text:span text:style-name="_33_49">r</text:span><text:span text:style-name="_31_357">i</text:span><text:span text:style-name="_32_077">o</text:span><text:span text:style-name="_33_37">r</text:span><text:span text:style-name="_31_525">i</text:span><text:span text:style-name="_32_509">t</text:span><text:span text:style-name="_32_77">i</text:span><text:span text:style-name="_31_381">e</text:span><text:span text:style-name="_32_101">s</text:span><text:span text:style-name="_32_"> </text:span><text:span text:style-name="_31_753">l</text:span><text:span text:style-name="_32_221">i</text:span><text:span text:style-name="_38_53">k</text:span><text:span text:style-name="_31_165">e</text:span><text:span text:style-name="_31_802"> </text:span><text:span text:style-name="_33_37">c</text:span><text:span text:style-name="_31_597">r</text:span><text:span text:style-name="_32_113">i</text:span><text:span text:style-name="_36_37">m</text:span><text:span text:style-name="_31_249">i</text:span><text:span text:style-name="_32_617">n</text:span><text:span text:style-name="_37_09">a</text:span><text:span text:style-name="_31_429">l</text:span><text:span text:style-name="_31_802"> </text:span><text:span text:style-name="_33_01">j</text:span><text:span text:style-name="_31_561">u</text:span><text:span text:style-name="_32_641">s</text:span><text:span text:style-name="_35_89">t</text:span><text:span text:style-name="_31_417">i</text:span><text:span text:style-name="_32_401">c</text:span><text:span text:style-name="_35_17">e</text:span><text:span text:style-name="_39_02"> </text:span><text:span text:style-name="_32_617">r</text:span><text:span text:style-name="_33_01">e</text:span><text:span text:style-name="_31_309">f</text:span><text:span text:style-name="_32_317">o</text:span><text:span text:style-name="_32_77">r</text:span><text:span text:style-name="_31_777">m</text:span><text:span text:style-name="_31_803"> </text:span><text:span text:style-name="_37_09">a</text:span><text:span text:style-name="_31_609">n</text:span><text:span text:style-name="_32_077">d</text:span><text:span text:style-name="_32_"> </text:span><text:span text:style-name="_31_417">h</text:span><text:span text:style-name="_32_137">e</text:span><text:span text:style-name="_34_45">l</text:span><text:span text:style-name="_31_213">p</text:span><text:span text:style-name="_32_401">i</text:span><text:span text:style-name="_36_01">n</text:span><text:span text:style-name="_31_177">g</text:span><text:span text:style-name="_31_803"> </text:span><text:span text:style-name="_34_57">p</text:span><text:span text:style-name="_31_741">e</text:span><text:span text:style-name="_32_245">o</text:span><text:span text:style-name="_36_37">p</text:span><text:span text:style-name="_31_177">l</text:span><text:span text:style-name="_32_041">e</text:span><text:span text:style-name="_32_"> </text:span><text:span text:style-name="_31_321">w</text:span><text:span text:style-name="_32_425">h</text:span><text:span text:style-name="_38_17">o</text:span><text:span text:style-name="_39_03"> </text:span><text:span text:style-name="_32_137">a</text:span><text:span text:style-name="_38_53">r</text:span><text:span text:style-name="_31_381">e</text:span><text:span text:style-name="_31_802"> </text:span><text:span text:style-name="_33_37">b</text:span><text:span text:style-name="_31_681">a</text:span><text:span text:style-name="_32_653">t</text:span><text:span text:style-name="_36_25">t</text:span><text:span text:style-name="_31_129">l</text:span><text:span text:style-name="_32_581">i</text:span><text:span text:style-name="_38_05">n</text:span><text:span text:style-name="_31_129">g</text:span><text:span text:style-name="_31_802"> </text:span><text:span text:style-name="_32_77">p</text:span><text:span text:style-name="_31_609">r</text:span><text:span text:style-name="_32_077">e</text:span><text:span text:style-name="_35_89">s</text:span><text:span text:style-name="_31_789">c</text:span><text:span text:style-name="_32_293">r</text:span><text:span text:style-name="_37_69">i</text:span><text:span text:style-name="_31_321">p</text:span><text:span text:style-name="_32_689">t</text:span><text:span text:style-name="_33_01">i</text:span><text:span text:style-name="_31_669">o</text:span><text:span text:style-name="_32_149">n</text:span><text:span text:style-name="_33_"> </text:span><text:span text:style-name="_31_537">d</text:span><text:span text:style-name="_32_317">r</text:span><text:span text:style-name="_36_25">u</text:span><text:span text:style-name="_31_717">g</text:span><text:span text:style-name="_31_802"> </text:span><text:span text:style-name="_33_37">a</text:span><text:span text:style-name="_31_681">b</text:span><text:span text:style-name="_32_245">u</text:span><text:span text:style-name="_37_81">s</text:span><text:span text:style-name="_31_789">e</text:span><text:span text:style-name="_31_802"> </text:span><text:span text:style-name="_36_01">a</text:span><text:span text:style-name="_31_525">n</text:span><text:span text:style-name="_32_149">d</text:span><text:span text:style-name="_33_"> </text:span><text:span text:style-name="_31_681">h</text:span><text:span text:style-name="_32_077">e</text:span><text:span text:style-name="_33_01">r</text:span><text:span text:style-name="_31_681">o</text:span><text:span text:style-name="_32_641">i</text:span><text:span text:style-name="_32_77">n</text:span><text:span text:style-name="_39_03"> </text:span><text:span text:style-name="_32_617">a</text:span><text:span text:style-name="_37_09">b</text:span><text:span text:style-name="_31_309">u</text:span><text:span text:style-name="_32_641">s</text:span><text:span text:style-name="_32_65">e</text:span><text:span text:style-name="_31_705">.</text:span><text:span text:style-name="_31_802"> </text:span><text:span text:style-name="_38_41">S</text:span><text:span text:style-name="_31_429">o</text:span><text:span text:style-name="_32_389">,</text:span><text:span text:style-name="_33_"> </text:span><text:span text:style-name="_31_669">w</text:span><text:span text:style-name="_32_113">h</text:span><text:span text:style-name="_36_25">o</text:span><text:span text:style-name="_39_02"> </text:span><text:span text:style-name="_32_281">k</text:span><text:span text:style-name="_33_37">n</text:span><text:span text:style-name="_31_309">o</text:span><text:span text:style-name="_32_473">w</text:span><text:span text:style-name="_35_17">s</text:span><text:span text:style-name="_31_789">,</text:span><text:span text:style-name="_31_802"> </text:span><text:span text:style-name="_38_05">w</text:span><text:span text:style-name="_31_213">e</text:span><text:span text:style-name="_31_802"> </text:span><text:span text:style-name="_35_29">m</text:span><text:span text:style-name="_31_417">i</text:span><text:span text:style-name="_32_497">g</text:span><text:span text:style-name="_32_29">h</text:span><text:span text:style-name="_31_213">t</text:span><text:span text:style-name="_31_802"> </text:span><text:span text:style-name="_36_61">s</text:span><text:span text:style-name="_31_249">u</text:span><text:span text:style-name="_32_401">r</text:span><text:span text:style-name="_34_81">p</text:span><text:span text:style-name="_31_213">r</text:span><text:span text:style-name="_32_473">i</text:span><text:span text:style-name="_33_01">s</text:span><text:span text:style-name="_31_249">e</text:span><text:span text:style-name="_31_803"> </text:span><text:span text:style-name="_35_89">t</text:span><text:span text:style-name="_31_489">h</text:span><text:span text:style-name="_32_221">e</text:span><text:span text:style-name="_33_"> </text:span><text:span text:style-name="_31_501">c</text:span><text:span text:style-name="_32_497">y</text:span><text:span text:style-name="_38_89">n</text:span><text:span text:style-name="_31_249">i</text:span><text:span text:style-name="_32_209">c</text:span><text:span text:style-name="_37_81">s</text:span><text:span text:style-name="_39_03"> </text:span><text:span text:style-name="_32_401">a</text:span><text:span text:style-name="_34_93">g</text:span><text:span text:style-name="_31_177">a</text:span><text:span text:style-name="_32_473">i</text:span><text:span text:style-name="_36_73">n</text:span><text:span text:style-name="_31_537">.</text:span></text:p>
      <text:p text:style-name="P1"><text:span text:style-name="_34_81">B</text:span><text:span text:style-name="_31_381">u</text:span><text:span text:style-name="_32_401">t</text:span><text:span text:style-name="_33_"> </text:span><text:span text:style-name="_31_357">t</text:span><text:span text:style-name="_32_689">o</text:span><text:span text:style-name="_36_97">n</text:span><text:span text:style-name="_31_213">i</text:span><text:span text:style-name="_32_221">g</text:span><text:span text:style-name="_36_73">h</text:span><text:span text:style-name="_31_249">t</text:span><text:span text:style-name="_32_641">,</text:span><text:span text:style-name="_33_"> </text:span><text:span text:style-name="_31_129">I</text:span><text:span text:style-name="_31_803"> </text:span><text:span text:style-name="_38_05">w</text:span><text:span text:style-name="_31_789">a</text:span><text:span text:style-name="_32_113">n</text:span><text:span text:style-name="_36_01">t</text:span><text:span text:style-name="_39_02"> </text:span><text:span text:style-name="_32_461">t</text:span><text:span text:style-name="_36_61">o</text:span><text:span text:style-name="_39_02"> </text:span><text:span text:style-name="_32_077">g</text:span><text:span text:style-name="_38_17">o</text:span><text:span text:style-name="_39_02"> </text:span><text:span text:style-name="_32_509">e</text:span><text:span text:style-name="_37_69">a</text:span><text:span text:style-name="_31_249">s</text:span><text:span text:style-name="_32_257">y</text:span><text:span text:style-name="_33_"> </text:span><text:span text:style-name="_31_777">o</text:span><text:span text:style-name="_32_497">n</text:span><text:span text:style-name="_33_"> </text:span><text:span text:style-name="_31_345">t</text:span><text:span text:style-name="_32_689">h</text:span><text:span text:style-name="_37_81">e</text:span><text:span text:style-name="_39_03"> </text:span><text:span text:style-name="_32_221">t</text:span><text:span text:style-name="_34_93">r</text:span><text:span text:style-name="_31_417">a</text:span><text:span text:style-name="_32_653">d</text:span><text:span text:style-name="_36_97">i</text:span><text:span text:style-name="_31_573">t</text:span><text:span text:style-name="_32_437">i</text:span><text:span text:style-name="_33_13">o</text:span><text:span text:style-name="_31_141">n</text:span><text:span text:style-name="_32_281">a</text:span><text:span text:style-name="_34_09">l</text:span><text:span text:style-name="_39_03"> </text:span><text:span text:style-name="_32_509">l</text:span><text:span text:style-name="_34_09">i</text:span><text:span text:style-name="_31_573">s</text:span><text:span text:style-name="_32_473">t</text:span><text:span text:style-name="_32_"> </text:span><text:span text:style-name="_31_201">o</text:span><text:span text:style-name="_32_389">f</text:span><text:span text:style-name="_32_"> </text:span><text:span text:style-name="_31_429">p</text:span><text:span text:style-name="_32_581">r</text:span><text:span text:style-name="_36_01">o</text:span><text:span text:style-name="_31_381">p</text:span><text:span text:style-name="_32_389">o</text:span><text:span text:style-name="_38_77">s</text:span><text:span text:style-name="_31_393">a</text:span><text:span text:style-name="_32_689">l</text:span><text:span text:style-name="_36_97">s</text:span><text:span text:style-name="_39_02"> </text:span><text:span text:style-name="_32_113">f</text:span><text:span text:style-name="_36_37">o</text:span><text:span text:style-name="_31_309">r</text:span><text:span text:style-name="_31_802"> </text:span><text:span text:style-name="_36_01">t</text:span><text:span text:style-name="_31_525">h</text:span><text:span text:style-name="_32_257">e</text:span><text:span text:style-name="_32_"> </text:span><text:span text:style-name="_31_417">y</text:span><text:span text:style-name="_32_221">e</text:span><text:span text:style-name="_36_01">a</text:span><text:span text:style-name="_31_177">r</text:span><text:span text:style-name="_31_802"> </text:span><text:span text:style-name="_36_37">a</text:span><text:span text:style-name="_31_177">h</text:span><text:span text:style-name="_32_425">e</text:span><text:span text:style-name="_38_77">a</text:span><text:span text:style-name="_31_309">d</text:span><text:span text:style-name="_32_149">.</text:span><text:span text:style-name="_32_"> </text:span><text:span text:style-name="_31_165">D</text:span><text:span text:style-name="_32_437">o</text:span><text:span text:style-name="_38_41">n</text:span><text:span text:style-name="_31_237">'</text:span><text:span text:style-name="_32_581">t</text:span><text:span text:style-name="_33_"> </text:span><text:span text:style-name="_31_345">w</text:span><text:span text:style-name="_32_149">o</text:span><text:span text:style-name="_33_13">r</text:span><text:span text:style-name="_31_393">r</text:span><text:span text:style-name="_32_569">y</text:span><text:span text:style-name="_34_45">,</text:span><text:span text:style-name="_39_03"> </text:span><text:span text:style-name="_32_653">I</text:span><text:span text:style-name="_36_37">'</text:span><text:span text:style-name="_31_597">v</text:span><text:span text:style-name="_32_221">e</text:span><text:span text:style-name="_32_"> </text:span><text:span text:style-name="_31_705">g</text:span><text:span text:style-name="_32_677">o</text:span><text:span text:style-name="_38_41">t</text:span><text:span text:style-name="_39_02"> </text:span><text:span text:style-name="_32_329">p</text:span><text:span text:style-name="_38_41">l</text:span><text:span text:style-name="_31_525">e</text:span><text:span text:style-name="_32_653">n</text:span><text:span text:style-name="_36_01">t</text:span><text:span text:style-name="_31_561">y</text:span><text:span text:style-name="_32_329">,</text:span><text:span text:style-name="_32_"> </text:span><text:span text:style-name="_31_525">f</text:span><text:span text:style-name="_32_041">r</text:span><text:span text:style-name="_37_69">o</text:span><text:span text:style-name="_31_213">m</text:span><text:span text:style-name="_31_803"> </text:span><text:span text:style-name="_38_41">h</text:span><text:span text:style-name="_31_525">e</text:span><text:span text:style-name="_32_425">l</text:span><text:span text:style-name="_34_21">p</text:span><text:span text:style-name="_31_201">i</text:span><text:span text:style-name="_32_281">n</text:span><text:span text:style-name="_33_37">g</text:span><text:span text:style-name="_39_02"> </text:span><text:span text:style-name="_32_401">s</text:span><text:span text:style-name="_37_81">t</text:span><text:span text:style-name="_31_177">u</text:span><text:span text:style-name="_32_137">d</text:span><text:span text:style-name="_34_21">e</text:span><text:span text:style-name="_31_165">n</text:span><text:span text:style-name="_32_605">t</text:span><text:span text:style-name="_38_53">s</text:span><text:span text:style-name="_39_03"> </text:span><text:span text:style-name="_32_149">l</text:span><text:span text:style-name="_34_57">e</text:span><text:span text:style-name="_31_489">a</text:span><text:span text:style-name="_32_401">r</text:span><text:span text:style-name="_33_13">n</text:span><text:span text:style-name="_39_03"> </text:span><text:span text:style-name="_32_257">t</text:span><text:span text:style-name="_34_21">o</text:span><text:span text:style-name="_39_02"> </text:span><text:span text:style-name="_32_617">w</text:span><text:span text:style-name="_32_65">r</text:span><text:span text:style-name="_31_345">i</text:span><text:span text:style-name="_32_677">t</text:span><text:span text:style-name="_36_37">e</text:span><text:span text:style-name="_39_02"> </text:span><text:span text:style-name="_32_257">c</text:span><text:span text:style-name="_38_41">o</text:span><text:span text:style-name="_31_309">m</text:span><text:span text:style-name="_32_317">p</text:span><text:span text:style-name="_36_73">u</text:span><text:span text:style-name="_31_381">t</text:span><text:span text:style-name="_32_653">e</text:span><text:span text:style-name="_35_89">r</text:span><text:span text:style-name="_39_02"> </text:span><text:span text:style-name="_32_149">c</text:span><text:span text:style-name="_33_13">o</text:span><text:span text:style-name="_31_741">d</text:span><text:span text:style-name="_32_113">e</text:span><text:span text:style-name="_33_"> </text:span><text:span text:style-name="_31_609">t</text:span><text:span text:style-name="_32_425">o</text:span><text:span text:style-name="_32_"> </text:span><text:span text:style-name="_31_789">p</text:span><text:span text:style-name="_32_245">e</text:span><text:span text:style-name="_32_41">r</text:span><text:span text:style-name="_31_129">s</text:span><text:span text:style-name="_32_221">o</text:span><text:span text:style-name="_35_17">n</text:span><text:span text:style-name="_31_609">a</text:span><text:span text:style-name="_32_605">l</text:span><text:span text:style-name="_36_01">i</text:span><text:span text:style-name="_31_501">z</text:span><text:span text:style-name="_32_425">i</text:span><text:span text:style-name="_32_29">n</text:span><text:span text:style-name="_31_237">g</text:span><text:span text:style-name="_31_803"> </text:span><text:span text:style-name="_37_81">m</text:span><text:span text:style-name="_31_669">e</text:span><text:span text:style-name="_32_041">d</text:span><text:span text:style-name="_33_13">i</text:span><text:span text:style-name="_31_501">c</text:span><text:span text:style-name="_32_101">a</text:span><text:span text:style-name="_34_09">l</text:span><text:span text:style-name="_39_02"> </text:span><text:span text:style-name="_32_473">t</text:span><text:span text:style-name="_36_73">r</text:span><text:span text:style-name="_31_309">e</text:span><text:span text:style-name="_32_221">a</text:span><text:span text:style-name="_32_29">t</text:span><text:span text:style-name="_31_717">m</text:span><text:span text:style-name="_32_257">e</text:span><text:span text:style-name="_38_77">n</text:span><text:span text:style-name="_31_501">t</text:span><text:span text:style-name="_32_497">s</text:span><text:span text:style-name="_33_"> </text:span><text:span text:style-name="_31_165">f</text:span><text:span text:style-name="_32_389">o</text:span><text:span text:style-name="_38_89">r</text:span><text:span text:style-name="_39_02"> </text:span><text:span text:style-name="_32_509">p</text:span><text:span text:style-name="_33_01">a</text:span><text:span text:style-name="_31_789">t</text:span><text:span text:style-name="_32_317">i</text:span><text:span text:style-name="_38_05">e</text:span><text:span text:style-name="_31_429">n</text:span><text:span text:style-name="_32_689">t</text:span><text:span text:style-name="_38_53">s</text:span><text:span text:style-name="_31_717">.</text:span><text:span text:style-name="_31_803"> </text:span><text:span text:style-name="_34_45">A</text:span><text:span text:style-name="_31_501">n</text:span><text:span text:style-name="_32_437">d</text:span><text:span text:style-name="_32_"> </text:span><text:span text:style-name="_31_525">I</text:span><text:span text:style-name="_31_802"> </text:span><text:span text:style-name="_38_53">w</text:span><text:span text:style-name="_31_561">i</text:span><text:span text:style-name="_32_077">l</text:span><text:span text:style-name="_32_29">l</text:span><text:span text:style-name="_39_03"> </text:span><text:span text:style-name="_32_389">k</text:span><text:span text:style-name="_36_37">e</text:span><text:span text:style-name="_31_213">e</text:span><text:span text:style-name="_32_461">p</text:span><text:span text:style-name="_32_"> </text:span><text:span text:style-name="_31_141">p</text:span><text:span text:style-name="_32_209">u</text:span><text:span text:style-name="_34_81">s</text:span><text:span text:style-name="_31_525">h</text:span><text:span text:style-name="_32_569">i</text:span><text:span text:style-name="_38_41">n</text:span><text:span text:style-name="_31_393">g</text:span><text:span text:style-name="_31_802"> </text:span><text:span text:style-name="_38_05">f</text:span><text:span text:style-name="_31_573">o</text:span><text:span text:style-name="_32_329">r</text:span><text:span text:style-name="_33_"> </text:span><text:span text:style-name="_31_141">p</text:span><text:span text:style-name="_32_293">r</text:span><text:span text:style-name="_38_05">o</text:span><text:span text:style-name="_31_705">g</text:span><text:span text:style-name="_32_641">r</text:span><text:span text:style-name="_36_25">e</text:span><text:span text:style-name="_31_717">s</text:span><text:span text:style-name="_32_689">s</text:span><text:span text:style-name="_32_"> </text:span><text:span text:style-name="_31_357">o</text:span><text:span text:style-name="_32_497">n</text:span><text:span text:style-name="_32_"> </text:span><text:span text:style-name="_31_201">t</text:span><text:span text:style-name="_32_437">h</text:span><text:span text:style-name="_37_09">e</text:span><text:span text:style-name="_39_03"> </text:span><text:span text:style-name="_32_029">w</text:span><text:span text:style-name="_36_37">o</text:span><text:span text:style-name="_31_669">r</text:span><text:span text:style-name="_32_065">k</text:span><text:span text:style-name="_33_"> </text:span><text:span text:style-name="_31_609">t</text:span><text:span text:style-name="_32_029">h</text:span><text:span text:style-name="_37_09">a</text:span><text:span text:style-name="_31_537">t</text:span><text:span text:style-name="_31_803"> </text:span><text:span text:style-name="_35_17">I</text:span><text:span text:style-name="_39_03"> </text:span><text:span text:style-name="_32_029">b</text:span><text:span text:style-name="_35_17">e</text:span><text:span text:style-name="_31_681">l</text:span><text:span text:style-name="_32_437">i</text:span><text:span text:style-name="_34_93">e</text:span><text:span text:style-name="_31_345">v</text:span><text:span text:style-name="_32_605">e</text:span><text:span text:style-name="_33_"> </text:span><text:span text:style-name="_31_141">s</text:span><text:span text:style-name="_32_677">t</text:span><text:span text:style-name="_37_69">i</text:span><text:span text:style-name="_31_741">l</text:span><text:span text:style-name="_32_389">l</text:span><text:span text:style-name="_32_"> </text:span><text:span text:style-name="_31_705">n</text:span><text:span text:style-name="_32_473">e</text:span><text:span text:style-name="_34_81">e</text:span><text:span text:style-name="_31_213">d</text:span><text:span text:style-name="_32_641">s</text:span><text:span text:style-name="_32_"> </text:span><text:span text:style-name="_31_537">t</text:span><text:span text:style-name="_32_653">o</text:span><text:span text:style-name="_33_"> </text:span><text:span text:style-name="_31_489">b</text:span><text:span text:style-name="_32_497">e</text:span><text:span text:style-name="_33_"> </text:span><text:span text:style-name="_31_213">d</text:span><text:span text:style-name="_32_473">o</text:span><text:span text:style-name="_36_25">n</text:span><text:span text:style-name="_31_393">e</text:span><text:span text:style-name="_32_329">.</text:span><text:span text:style-name="_33_"> </text:span><text:span text:style-name="_31_597">F</text:span><text:span text:style-name="_32_221">i</text:span><text:span text:style-name="_38_17">x</text:span><text:span text:style-name="_31_321">i</text:span><text:span text:style-name="_32_137">n</text:span><text:span text:style-name="_38_41">g</text:span><text:span text:style-name="_39_02"> </text:span><text:span text:style-name="_32_065">a</text:span><text:span text:style-name="_33_"> </text:span><text:span text:style-name="_31_141">b</text:span><text:span text:style-name="_32_461">r</text:span><text:span text:style-name="_33_37">o</text:span><text:span text:style-name="_31_201">k</text:span><text:span text:style-name="_32_065">e</text:span><text:span text:style-name="_38_77">n</text:span><text:span text:style-name="_39_02"> </text:span><text:span text:style-name="_32_401">i</text:span><text:span text:style-name="_33_01">m</text:span><text:span text:style-name="_31_309">m</text:span><text:span text:style-name="_32_245">i</text:span><text:span text:style-name="_34_93">g</text:span><text:span text:style-name="_31_357">r</text:span><text:span text:style-name="_32_149">a</text:span><text:span text:style-name="_38_17">t</text:span><text:span text:style-name="_31_357">i</text:span><text:span text:style-name="_32_641">o</text:span><text:span text:style-name="_32_65">n</text:span><text:span text:style-name="_39_03"> </text:span><text:span text:style-name="_32_149">s</text:span><text:span text:style-name="_34_21">y</text:span><text:span text:style-name="_31_309">s</text:span><text:span text:style-name="_32_041">t</text:span><text:span text:style-name="_34_57">e</text:span><text:span text:style-name="_31_489">m</text:span><text:span text:style-name="_32_317">.</text:span><text:span text:style-name="_33_"> </text:span><text:span text:style-name="_31_177">P</text:span><text:span text:style-name="_32_569">r</text:span><text:span text:style-name="_34_57">o</text:span><text:span text:style-name="_31_705">t</text:span><text:span text:style-name="_32_641">e</text:span><text:span text:style-name="_32_65">c</text:span><text:span text:style-name="_31_717">t</text:span><text:span text:style-name="_32_605">i</text:span><text:span text:style-name="_34_81">n</text:span><text:span text:style-name="_31_345">g</text:span><text:span text:style-name="_31_802"> </text:span><text:span text:style-name="_38_17">o</text:span><text:span text:style-name="_31_609">u</text:span><text:span text:style-name="_32_569">r</text:span><text:span text:style-name="_32_"> </text:span><text:span text:style-name="_31_237">k</text:span><text:span text:style-name="_32_653">i</text:span><text:span text:style-name="_34_45">d</text:span><text:span text:style-name="_31_249">s</text:span><text:span text:style-name="_31_802"> </text:span><text:span text:style-name="_35_89">f</text:span><text:span text:style-name="_31_321">r</text:span><text:span text:style-name="_32_509">o</text:span><text:span text:style-name="_36_25">m</text:span><text:span text:style-name="_39_03"> </text:span><text:span text:style-name="_32_581">g</text:span><text:span text:style-name="_34_81">u</text:span><text:span text:style-name="_31_609">n</text:span><text:span text:style-name="_31_803"> </text:span><text:span text:style-name="_34_57">v</text:span><text:span text:style-name="_31_777">i</text:span><text:span text:style-name="_32_653">o</text:span><text:span text:style-name="_32_77">l</text:span><text:span text:style-name="_31_345">e</text:span><text:span text:style-name="_32_029">n</text:span><text:span text:style-name="_35_29">c</text:span><text:span text:style-name="_31_561">e</text:span><text:span text:style-name="_32_641">.</text:span><text:span text:style-name="_33_"> </text:span><text:span text:style-name="_31_717">E</text:span><text:span text:style-name="_32_317">q</text:span><text:span text:style-name="_34_09">u</text:span><text:span text:style-name="_31_177">a</text:span><text:span text:style-name="_32_329">l</text:span><text:span text:style-name="_33_"> </text:span><text:span text:style-name="_31_789">p</text:span><text:span text:style-name="_32_257">a</text:span><text:span text:style-name="_34_45">y</text:span><text:span text:style-name="_39_03"> </text:span><text:span text:style-name="_32_113">f</text:span><text:span text:style-name="_36_97">o</text:span><text:span text:style-name="_31_537">r</text:span><text:span text:style-name="_31_803"> </text:span><text:span text:style-name="_38_05">e</text:span><text:span text:style-name="_31_489">q</text:span><text:span text:style-name="_32_677">u</text:span><text:span text:style-name="_34_09">a</text:span><text:span text:style-name="_31_741">l</text:span><text:span text:style-name="_31_802"> </text:span><text:span text:style-name="_37_69">w</text:span><text:span text:style-name="_31_717">o</text:span><text:span text:style-name="_32_569">r</text:span><text:span text:style-name="_34_81">k</text:span><text:span text:style-name="_31_213">.</text:span><text:span text:style-name="_31_802"> </text:span><text:span text:style-name="_34_93">P</text:span><text:span text:style-name="_31_177">a</text:span><text:span text:style-name="_32_293">i</text:span><text:span text:style-name="_34_45">d</text:span><text:span text:style-name="_39_02"> </text:span><text:span text:style-name="_32_497">l</text:span><text:span text:style-name="_38_17">e</text:span><text:span text:style-name="_31_597">a</text:span><text:span text:style-name="_32_509">v</text:span><text:span text:style-name="_36_25">e</text:span><text:span text:style-name="_31_321">.</text:span><text:span text:style-name="_31_802"> </text:span><text:span text:style-name="_33_"><text:s/></text:span><text:span text:style-name="_31_777">R</text:span><text:span text:style-name="_32_401">a</text:span><text:span text:style-name="_35_29">i</text:span><text:span text:style-name="_31_777">s</text:span><text:span text:style-name="_32_581">i</text:span><text:span text:style-name="_37_81">n</text:span><text:span text:style-name="_31_669">g</text:span><text:span text:style-name="_31_802"> </text:span><text:span text:style-name="_34_21">t</text:span><text:span text:style-name="_31_777">h</text:span><text:span text:style-name="_32_065">e</text:span><text:span text:style-name="_32_"> </text:span><text:span text:style-name="_31_393">m</text:span><text:span text:style-name="_32_281">i</text:span><text:span text:style-name="_36_97">n</text:span><text:span text:style-name="_31_669">i</text:span><text:span text:style-name="_32_317">m</text:span><text:span text:style-name="_38_17">u</text:span><text:span text:style-name="_31_429">m</text:span><text:span text:style-name="_31_802"> </text:span><text:span text:style-name="_33_13">w</text:span><text:span text:style-name="_31_309">a</text:span><text:span text:style-name="_32_257">g</text:span><text:span text:style-name="_32_77">e</text:span><text:span text:style-name="_31_669">.</text:span><text:span text:style-name="_31_802"> </text:span><text:span text:style-name="_35_29">A</text:span><text:span text:style-name="_31_705">l</text:span><text:span text:style-name="_32_041">l</text:span><text:span text:style-name="_32_"> </text:span><text:span text:style-name="_31_741">t</text:span><text:span text:style-name="_32_605">h</text:span><text:span text:style-name="_36_25">e</text:span><text:span text:style-name="_31_525">s</text:span><text:span text:style-name="_32_065">e</text:span><text:span text:style-name="_32_"> </text:span><text:span text:style-name="_31_165">t</text:span><text:span text:style-name="_32_293">h</text:span><text:span text:style-name="_36_01">i</text:span><text:span text:style-name="_31_753">n</text:span><text:span text:style-name="_32_041">g</text:span><text:span text:style-name="_34_21">s</text:span><text:span text:style-name="_39_02"> </text:span><text:span text:style-name="_32_257">s</text:span><text:span text:style-name="_36_61">t</text:span><text:span text:style-name="_31_357">i</text:span><text:span text:style-name="_32_077">l</text:span><text:span text:style-name="_35_17">l</text:span><text:span text:style-name="_39_03"> </text:span><text:span text:style-name="_32_653">m</text:span><text:span text:style-name="_34_57">a</text:span><text:span text:style-name="_31_345">t</text:span><text:span text:style-name="_32_605">t</text:span><text:span text:style-name="_34_45">e</text:span><text:span text:style-name="_31_393">r</text:span><text:span text:style-name="_31_803"> </text:span><text:span text:style-name="_34_45">t</text:span><text:span text:style-name="_31_177">o</text:span><text:span text:style-name="_31_802"> </text:span><text:span text:style-name="_34_81">h</text:span><text:span text:style-name="_31_165">a</text:span><text:span text:style-name="_32_437">r</text:span><text:span text:style-name="_37_81">d</text:span><text:span text:style-name="_31_237">w</text:span><text:span text:style-name="_32_137">o</text:span><text:span text:style-name="_33_01">r</text:span><text:span text:style-name="_31_501">k</text:span><text:span text:style-name="_32_605">i</text:span><text:span text:style-name="_34_09">n</text:span><text:span text:style-name="_31_345">g</text:span><text:span text:style-name="_31_803"> </text:span><text:span text:style-name="_32_77">f</text:span><text:span text:style-name="_31_393">a</text:span><text:span text:style-name="_32_257">m</text:span><text:span text:style-name="_34_21">i</text:span><text:span text:style-name="_31_321">l</text:span><text:span text:style-name="_32_509">i</text:span><text:span text:style-name="_37_09">e</text:span><text:span text:style-name="_31_309">s</text:span><text:span text:style-name="_32_641">.</text:span><text:span text:style-name="_33_"> </text:span><text:span text:style-name="_31_561">T</text:span><text:span text:style-name="_32_641">h</text:span><text:span text:style-name="_36_25">e</text:span><text:span text:style-name="_31_381">y</text:span><text:span text:style-name="_32_641">'</text:span><text:span text:style-name="_35_89">r</text:span><text:span text:style-name="_31_741">e</text:span><text:span text:style-name="_31_802"> </text:span><text:span text:style-name="_38_53">s</text:span><text:span text:style-name="_31_249">t</text:span><text:span text:style-name="_32_317">i</text:span><text:span text:style-name="_36_01">l</text:span><text:span text:style-name="_31_789">l</text:span><text:span text:style-name="_31_802"> </text:span><text:span text:style-name="_32_77">t</text:span><text:span text:style-name="_31_489">h</text:span><text:span text:style-name="_32_497">e</text:span><text:span text:style-name="_32_"> </text:span><text:span text:style-name="_31_177">r</text:span><text:span text:style-name="_32_077">i</text:span><text:span text:style-name="_33_37">g</text:span><text:span text:style-name="_31_669">h</text:span><text:span text:style-name="_32_425">t</text:span><text:span text:style-name="_32_"> </text:span><text:span text:style-name="_31_753">t</text:span><text:span text:style-name="_32_605">h</text:span><text:span text:style-name="_36_97">i</text:span><text:span text:style-name="_31_489">n</text:span><text:span text:style-name="_32_569">g</text:span><text:span text:style-name="_33_"> </text:span><text:span text:style-name="_31_309">t</text:span><text:span text:style-name="_32_689">o</text:span><text:span text:style-name="_33_"> </text:span><text:span text:style-name="_31_141">d</text:span><text:span text:style-name="_32_509">o</text:span><text:span text:style-name="_33_13">.</text:span><text:span text:style-name="_39_03"> </text:span><text:span text:style-name="_32_317">A</text:span><text:span text:style-name="_35_89">n</text:span><text:span text:style-name="_31_753">d</text:span><text:span text:style-name="_31_802"> </text:span><text:span text:style-name="_38_77">I</text:span><text:span text:style-name="_39_02"> </text:span><text:span text:style-name="_32_437">w</text:span><text:span text:style-name="_33_37">o</text:span><text:span text:style-name="_31_489">n</text:span><text:span text:style-name="_32_581">'</text:span><text:span text:style-name="_36_61">t</text:span><text:span text:style-name="_39_02"> </text:span><text:span text:style-name="_32_113">l</text:span><text:span text:style-name="_38_05">e</text:span><text:span text:style-name="_31_177">t</text:span><text:span text:style-name="_31_803"> </text:span><text:span text:style-name="_34_81">u</text:span><text:span text:style-name="_31_213">p</text:span><text:span text:style-name="_31_802"> </text:span><text:span text:style-name="_36_61">u</text:span><text:span text:style-name="_31_573">n</text:span><text:span text:style-name="_32_221">t</text:span><text:span text:style-name="_38_41">i</text:span><text:span text:style-name="_31_357">l</text:span><text:span text:style-name="_31_802"> </text:span><text:span text:style-name="_34_09">t</text:span><text:span text:style-name="_31_429">h</text:span><text:span text:style-name="_32_113">e</text:span><text:span text:style-name="_36_37">y</text:span><text:span text:style-name="_39_02"> </text:span><text:span text:style-name="_32_221">g</text:span><text:span text:style-name="_34_21">e</text:span><text:span text:style-name="_31_249">t</text:span><text:span text:style-name="_31_802"> </text:span><text:span text:style-name="_34_93">d</text:span><text:span text:style-name="_31_213">o</text:span><text:span text:style-name="_32_497">n</text:span><text:span text:style-name="_37_69">e</text:span><text:span text:style-name="_31_489">.</text:span></text:p>
      <text:p text:style-name="P1"><text:span text:style-name="_32_77">B</text:span><text:span text:style-name="_31_525">u</text:span><text:span text:style-name="_32_077">t</text:span><text:span text:style-name="_33_"> </text:span><text:span text:style-name="_31_501">f</text:span><text:span text:style-name="_32_641">o</text:span><text:span text:style-name="_36_73">r</text:span><text:span text:style-name="_39_02"> </text:span><text:span text:style-name="_32_509">m</text:span><text:span text:style-name="_37_09">y</text:span><text:span text:style-name="_39_03"> </text:span><text:span text:style-name="_32_425">f</text:span><text:span text:style-name="_32_77">i</text:span><text:span text:style-name="_31_129">n</text:span><text:span text:style-name="_32_065">a</text:span><text:span text:style-name="_38_77">l</text:span><text:span text:style-name="_39_03"> </text:span><text:span text:style-name="_32_425">a</text:span><text:span text:style-name="_36_01">d</text:span><text:span text:style-name="_31_597">d</text:span><text:span text:style-name="_32_113">r</text:span><text:span text:style-name="_36_37">e</text:span><text:span text:style-name="_31_201">s</text:span><text:span text:style-name="_32_689">s</text:span><text:span text:style-name="_33_"> </text:span><text:span text:style-name="_31_309">t</text:span><text:span text:style-name="_32_101">o</text:span><text:span text:style-name="_33_"> </text:span><text:span text:style-name="_31_597">t</text:span><text:span text:style-name="_32_689">h</text:span><text:span text:style-name="_36_01">i</text:span><text:span text:style-name="_31_417">s</text:span><text:span text:style-name="_31_803"> </text:span><text:span text:style-name="_33_49">c</text:span><text:span text:style-name="_31_381">h</text:span><text:span text:style-name="_32_137">a</text:span><text:span text:style-name="_37_69">m</text:span><text:span text:style-name="_31_141">b</text:span><text:span text:style-name="_32_401">e</text:span><text:span text:style-name="_36_97">r</text:span><text:span text:style-name="_31_201">,</text:span><text:span text:style-name="_31_802"> </text:span><text:span text:style-name="_33_01">I</text:span><text:span text:style-name="_39_03"> </text:span><text:span text:style-name="_32_329">d</text:span><text:span text:style-name="_36_73">o</text:span><text:span text:style-name="_31_717">n</text:span><text:span text:style-name="_32_029">'</text:span><text:span text:style-name="_37_81">t</text:span><text:span text:style-name="_39_03"> </text:span><text:span text:style-name="_32_617">w</text:span><text:span text:style-name="_37_09">a</text:span><text:span text:style-name="_31_201">n</text:span><text:span text:style-name="_32_425">t</text:span><text:span text:style-name="_32_"> </text:span><text:span text:style-name="_31_429">t</text:span><text:span text:style-name="_32_065">o</text:span><text:span text:style-name="_32_"> </text:span><text:span text:style-name="_31_573">j</text:span><text:span text:style-name="_32_101">u</text:span><text:span text:style-name="_38_77">s</text:span><text:span text:style-name="_31_213">t</text:span><text:span text:style-name="_31_803"> </text:span><text:span text:style-name="_36_97">t</text:span><text:span text:style-name="_31_237">a</text:span><text:span text:style-name="_32_281">l</text:span><text:span text:style-name="_34_45">k</text:span><text:span text:style-name="_39_02"> </text:span><text:span text:style-name="_32_149">a</text:span><text:span text:style-name="_35_89">b</text:span><text:span text:style-name="_31_777">o</text:span><text:span text:style-name="_32_509">u</text:span><text:span text:style-name="_35_29">t</text:span><text:span text:style-name="_39_02"> </text:span><text:span text:style-name="_32_257">n</text:span><text:span text:style-name="_32_41">e</text:span><text:span text:style-name="_31_417">x</text:span><text:span text:style-name="_32_509">t</text:span><text:span text:style-name="_32_"> </text:span><text:span text:style-name="_31_177">y</text:span><text:span text:style-name="_32_389">e</text:span><text:span text:style-name="_34_09">a</text:span><text:span text:style-name="_31_213">r</text:span><text:span text:style-name="_32_605">.</text:span><text:span text:style-name="_33_"> </text:span><text:span text:style-name="_31_717">I</text:span><text:span text:style-name="_31_802"> </text:span><text:span text:style-name="_34_09">w</text:span><text:span text:style-name="_31_573">a</text:span><text:span text:style-name="_32_257">n</text:span><text:span text:style-name="_36_25">t</text:span><text:span text:style-name="_39_03"> </text:span><text:span text:style-name="_32_653">t</text:span><text:span text:style-name="_35_29">o</text:span><text:span text:style-name="_39_02"> </text:span><text:span text:style-name="_32_689">f</text:span><text:span text:style-name="_32_29">o</text:span><text:span text:style-name="_31_177">c</text:span><text:span text:style-name="_32_329">u</text:span><text:span text:style-name="_35_29">s</text:span><text:span text:style-name="_39_02"> </text:span><text:span text:style-name="_32_065">o</text:span><text:span text:style-name="_35_89">n</text:span><text:span text:style-name="_39_03"> </text:span><text:span text:style-name="_32_137">t</text:span><text:span text:style-name="_34_93">h</text:span><text:span text:style-name="_31_561">e</text:span><text:span text:style-name="_31_803"> </text:span><text:span text:style-name="_37_81">n</text:span><text:span text:style-name="_31_417">e</text:span><text:span text:style-name="_32_317">x</text:span><text:span text:style-name="_37_69">t</text:span><text:span text:style-name="_39_02"> </text:span><text:span text:style-name="_32_245">f</text:span><text:span text:style-name="_38_17">i</text:span><text:span text:style-name="_31_753">v</text:span><text:span text:style-name="_32_689">e</text:span><text:span text:style-name="_33_"> </text:span><text:span text:style-name="_31_561">y</text:span><text:span text:style-name="_32_029">e</text:span><text:span text:style-name="_33_37">a</text:span><text:span text:style-name="_31_381">r</text:span><text:span text:style-name="_32_245">s</text:span><text:span text:style-name="_34_21">,</text:span><text:span text:style-name="_39_03"> </text:span><text:span text:style-name="_32_293">t</text:span><text:span text:style-name="_33_13">h</text:span><text:span text:style-name="_31_417">e</text:span><text:span text:style-name="_31_802"> </text:span><text:span text:style-name="_37_69">n</text:span><text:span text:style-name="_31_213">e</text:span><text:span text:style-name="_32_041">x</text:span><text:span text:style-name="_32_65">t</text:span><text:span text:style-name="_39_02"> </text:span><text:span text:style-name="_32_473">1</text:span><text:span text:style-name="_34_09">0</text:span><text:span text:style-name="_39_02"> </text:span><text:span text:style-name="_32_401">y</text:span><text:span text:style-name="_36_25">e</text:span><text:span text:style-name="_31_417">a</text:span><text:span text:style-name="_32_437">r</text:span><text:span text:style-name="_35_89">s</text:span><text:span text:style-name="_31_561">,</text:span><text:span text:style-name="_31_802"> </text:span><text:span text:style-name="_34_81">a</text:span><text:span text:style-name="_31_561">n</text:span><text:span text:style-name="_32_281">d</text:span><text:span text:style-name="_33_"> </text:span><text:span text:style-name="_31_177">b</text:span><text:span text:style-name="_32_041">e</text:span><text:span text:style-name="_35_17">y</text:span><text:span text:style-name="_31_789">o</text:span><text:span text:style-name="_32_569">n</text:span><text:span text:style-name="_38_53">d</text:span><text:span text:style-name="_31_561">.</text:span><text:span text:style-name="_31_802"> </text:span><text:span text:style-name="_35_89">I</text:span><text:span text:style-name="_39_02"> </text:span><text:span text:style-name="_32_209">w</text:span><text:span text:style-name="_37_09">a</text:span><text:span text:style-name="_31_237">n</text:span><text:span text:style-name="_32_389">t</text:span><text:span text:style-name="_33_"> </text:span><text:span text:style-name="_31_501">t</text:span><text:span text:style-name="_32_101">o</text:span><text:span text:style-name="_33_"> </text:span><text:span text:style-name="_31_525">f</text:span><text:span text:style-name="_32_509">o</text:span><text:span text:style-name="_32_77">c</text:span><text:span text:style-name="_31_381">u</text:span><text:span text:style-name="_32_221">s</text:span><text:span text:style-name="_32_"> </text:span><text:span text:style-name="_31_597">o</text:span><text:span text:style-name="_32_581">n</text:span><text:span text:style-name="_32_"> </text:span><text:span text:style-name="_31_573">o</text:span><text:span text:style-name="_32_653">u</text:span><text:span text:style-name="_34_93">r</text:span><text:span text:style-name="_39_02"> </text:span><text:span text:style-name="_32_617">f</text:span><text:span text:style-name="_34_81">u</text:span><text:span text:style-name="_31_141">t</text:span><text:span text:style-name="_32_641">u</text:span><text:span text:style-name="_33_49">r</text:span><text:span text:style-name="_31_381">e</text:span><text:span text:style-name="_32_581">.</text:span></text:p>
      <text:p text:style-name="P1"><text:span text:style-name="_35_17">W</text:span><text:span text:style-name="_31_201">e</text:span><text:span text:style-name="_31_803"> </text:span><text:span text:style-name="_34_81">l</text:span><text:span text:style-name="_31_177">i</text:span><text:span text:style-name="_32_677">v</text:span><text:span text:style-name="_35_29">e</text:span><text:span text:style-name="_39_03"> </text:span><text:span text:style-name="_32_317">i</text:span><text:span text:style-name="_36_25">n</text:span><text:span text:style-name="_39_02"> </text:span><text:span text:style-name="_32_641">a</text:span><text:span text:style-name="_33_"> </text:span><text:span text:style-name="_31_669">t</text:span><text:span text:style-name="_32_509">i</text:span><text:span text:style-name="_33_49">m</text:span><text:span text:style-name="_31_201">e</text:span><text:span text:style-name="_31_802"> </text:span><text:span text:style-name="_34_93">o</text:span><text:span text:style-name="_31_141">f</text:span><text:span text:style-name="_31_802"> </text:span><text:span text:style-name="_36_73">e</text:span><text:span text:style-name="_31_177">x</text:span><text:span text:style-name="_32_689">t</text:span><text:span text:style-name="_38_53">r</text:span><text:span text:style-name="_31_681">a</text:span><text:span text:style-name="_32_065">o</text:span><text:span text:style-name="_35_89">r</text:span><text:span text:style-name="_31_561">d</text:span><text:span text:style-name="_32_317">i</text:span><text:span text:style-name="_37_81">n</text:span><text:span text:style-name="_31_741">a</text:span><text:span text:style-name="_32_425">r</text:span><text:span text:style-name="_38_89">y</text:span><text:span text:style-name="_39_02"> </text:span><text:span text:style-name="_32_389">c</text:span><text:span text:style-name="_37_09">h</text:span><text:span text:style-name="_31_537">a</text:span><text:span text:style-name="_32_281">n</text:span><text:span text:style-name="_38_41">g</text:span><text:span text:style-name="_31_597">e</text:span><text:span text:style-name="_31_802"> --</text:span><text:span text:style-name="_32_"> </text:span><text:span text:style-name="_31_357">c</text:span><text:span text:style-name="_32_293">h</text:span><text:span text:style-name="_34_93">a</text:span><text:span text:style-name="_31_525">n</text:span><text:span text:style-name="_32_473">g</text:span><text:span text:style-name="_34_09">e</text:span><text:span text:style-name="_39_02"> </text:span><text:span text:style-name="_32_293">t</text:span><text:span text:style-name="_32_77">h</text:span><text:span text:style-name="_31_249">a</text:span><text:span text:style-name="_32_437">t</text:span><text:span text:style-name="_33_13">'</text:span><text:span text:style-name="_31_597">s</text:span><text:span text:style-name="_31_802"> </text:span><text:span text:style-name="_38_05">r</text:span><text:span text:style-name="_31_741">e</text:span><text:span text:style-name="_32_257">s</text:span><text:span text:style-name="_34_93">h</text:span><text:span text:style-name="_31_237">a</text:span><text:span text:style-name="_32_077">p</text:span><text:span text:style-name="_36_97">i</text:span><text:span text:style-name="_31_561">n</text:span><text:span text:style-name="_32_317">g</text:span><text:span text:style-name="_32_"> </text:span><text:span text:style-name="_31_177">t</text:span><text:span text:style-name="_32_473">h</text:span><text:span text:style-name="_37_69">e</text:span><text:span text:style-name="_39_03"> </text:span><text:span text:style-name="_32_209">w</text:span><text:span text:style-name="_33_37">a</text:span><text:span text:style-name="_31_141">y</text:span><text:span text:style-name="_31_802"> </text:span><text:span text:style-name="_32_41">w</text:span><text:span text:style-name="_31_777">e</text:span><text:span text:style-name="_31_802"> </text:span><text:span text:style-name="_36_01">l</text:span><text:span text:style-name="_31_789">i</text:span><text:span text:style-name="_32_689">v</text:span><text:span text:style-name="_36_37">e</text:span><text:span text:style-name="_31_249">,</text:span><text:span text:style-name="_31_802"> </text:span><text:span text:style-name="_37_81">t</text:span><text:span text:style-name="_31_249">h</text:span><text:span text:style-name="_32_293">e</text:span><text:span text:style-name="_33_"> </text:span><text:span text:style-name="_31_597">w</text:span><text:span text:style-name="_32_329">a</text:span><text:span text:style-name="_36_01">y</text:span><text:span text:style-name="_39_02"> </text:span><text:span text:style-name="_32_389">w</text:span><text:span text:style-name="_34_21">e</text:span><text:span text:style-name="_39_03"> </text:span><text:span text:style-name="_32_437">w</text:span><text:span text:style-name="_33_49">o</text:span><text:span text:style-name="_31_393">r</text:span><text:span text:style-name="_32_281">k</text:span><text:span text:style-name="_32_65">,</text:span><text:span text:style-name="_39_02"> </text:span><text:span text:style-name="_32_641">o</text:span><text:span text:style-name="_38_41">u</text:span><text:span text:style-name="_31_609">r</text:span><text:span text:style-name="_31_803"> </text:span><text:span text:style-name="_32_65">p</text:span><text:span text:style-name="_31_321">l</text:span><text:span text:style-name="_32_113">a</text:span><text:span text:style-name="_32_41">n</text:span><text:span text:style-name="_31_705">e</text:span><text:span text:style-name="_32_677">t</text:span><text:span text:style-name="_38_17">,</text:span><text:span text:style-name="_39_02"> </text:span><text:span text:style-name="_32_113">o</text:span><text:span text:style-name="_36_01">u</text:span><text:span text:style-name="_31_165">r</text:span><text:span text:style-name="_31_802"> </text:span><text:span text:style-name="_34_93">p</text:span><text:span text:style-name="_31_573">l</text:span><text:span text:style-name="_32_437">a</text:span><text:span text:style-name="_38_41">c</text:span><text:span text:style-name="_31_741">e</text:span><text:span text:style-name="_31_803"> </text:span><text:span text:style-name="_36_73">i</text:span><text:span text:style-name="_31_165">n</text:span><text:span text:style-name="_31_803"> </text:span><text:span text:style-name="_34_57">t</text:span><text:span text:style-name="_31_597">h</text:span><text:span text:style-name="_32_497">e</text:span><text:span text:style-name="_33_"> </text:span><text:span text:style-name="_31_201">w</text:span><text:span text:style-name="_32_617">o</text:span><text:span text:style-name="_38_77">r</text:span><text:span text:style-name="_31_669">l</text:span><text:span text:style-name="_32_029">d</text:span><text:span text:style-name="_36_25">.</text:span><text:span text:style-name="_39_02"> </text:span><text:span text:style-name="_32_113">I</text:span><text:span text:style-name="_35_17">t</text:span><text:span text:style-name="_31_237">'</text:span><text:span text:style-name="_32_245">s</text:span><text:span text:style-name="_33_"> </text:span><text:span text:style-name="_31_537">c</text:span><text:span text:style-name="_32_077">h</text:span><text:span text:style-name="_32_77">a</text:span><text:span text:style-name="_31_789">n</text:span><text:span text:style-name="_32_653">g</text:span><text:span text:style-name="_34_81">e</text:span><text:span text:style-name="_39_02"> </text:span><text:span text:style-name="_32_293">t</text:span><text:span text:style-name="_33_13">h</text:span><text:span text:style-name="_31_429">a</text:span><text:span text:style-name="_32_617">t</text:span><text:span text:style-name="_32_"> </text:span><text:span text:style-name="_31_537">p</text:span><text:span text:style-name="_32_221">r</text:span><text:span text:style-name="_36_25">o</text:span><text:span text:style-name="_31_429">m</text:span><text:span text:style-name="_32_437">i</text:span><text:span text:style-name="_37_69">s</text:span><text:span text:style-name="_31_717">e</text:span><text:span text:style-name="_32_077">s</text:span><text:span text:style-name="_32_"> </text:span><text:span text:style-name="_31_345">a</text:span><text:span text:style-name="_32_065">m</text:span><text:span text:style-name="_32_41">a</text:span><text:span text:style-name="_31_669">z</text:span><text:span text:style-name="_32_137">i</text:span><text:span text:style-name="_35_17">n</text:span><text:span text:style-name="_31_309">g</text:span><text:span text:style-name="_31_802"> </text:span><text:span text:style-name="_36_61">m</text:span><text:span text:style-name="_31_609">e</text:span><text:span text:style-name="_32_581">d</text:span><text:span text:style-name="_36_97">i</text:span><text:span text:style-name="_31_429">c</text:span><text:span text:style-name="_32_041">a</text:span><text:span text:style-name="_34_21">l</text:span><text:span text:style-name="_39_02"> </text:span><text:span text:style-name="_32_245">b</text:span><text:span text:style-name="_38_53">r</text:span><text:span text:style-name="_31_141">e</text:span><text:span text:style-name="_32_317">a</text:span><text:span text:style-name="_32_29">k</text:span><text:span text:style-name="_31_177">t</text:span><text:span text:style-name="_32_329">h</text:span><text:span text:style-name="_38_89">r</text:span><text:span text:style-name="_31_165">o</text:span><text:span text:style-name="_32_437">u</text:span><text:span text:style-name="_32_65">g</text:span><text:span text:style-name="_31_597">h</text:span><text:span text:style-name="_32_113">s</text:span><text:span text:style-name="_35_89">,</text:span><text:span text:style-name="_39_02"> </text:span><text:span text:style-name="_32_281">b</text:span><text:span text:style-name="_35_89">u</text:span><text:span text:style-name="_31_609">t</text:span><text:span text:style-name="_31_802"> </text:span><text:span text:style-name="_38_05">a</text:span><text:span text:style-name="_31_717">l</text:span><text:span text:style-name="_32_641">s</text:span><text:span text:style-name="_32_77">o</text:span><text:span text:style-name="_39_02"> </text:span><text:span text:style-name="_32_221">e</text:span><text:span text:style-name="_36_73">c</text:span><text:span text:style-name="_31_597">o</text:span><text:span text:style-name="_32_209">n</text:span><text:span text:style-name="_34_21">o</text:span><text:span text:style-name="_31_357">m</text:span><text:span text:style-name="_32_221">i</text:span><text:span text:style-name="_33_01">c</text:span><text:span text:style-name="_39_03"> </text:span><text:span text:style-name="_32_101">d</text:span><text:span text:style-name="_37_69">i</text:span><text:span text:style-name="_31_237">s</text:span><text:span text:style-name="_32_257">r</text:span><text:span text:style-name="_32_41">u</text:span><text:span text:style-name="_31_609">p</text:span><text:span text:style-name="_32_041">t</text:span><text:span text:style-name="_37_69">i</text:span><text:span text:style-name="_31_681">o</text:span><text:span text:style-name="_32_221">n</text:span><text:span text:style-name="_34_81">s</text:span><text:span text:style-name="_39_02"> </text:span><text:span text:style-name="_32_137">t</text:span><text:span text:style-name="_38_89">h</text:span><text:span text:style-name="_31_357">a</text:span><text:span text:style-name="_32_077">t</text:span><text:span text:style-name="_33_"> </text:span><text:span text:style-name="_31_669">s</text:span><text:span text:style-name="_32_509">t</text:span><text:span text:style-name="_34_93">r</text:span><text:span text:style-name="_31_249">a</text:span><text:span text:style-name="_32_101">i</text:span><text:span text:style-name="_37_09">n</text:span><text:span text:style-name="_39_02"> </text:span><text:span text:style-name="_32_041">w</text:span><text:span text:style-name="_34_45">o</text:span><text:span text:style-name="_31_525">r</text:span><text:span text:style-name="_32_473">k</text:span><text:span text:style-name="_38_89">i</text:span><text:span text:style-name="_31_669">n</text:span><text:span text:style-name="_32_281">g</text:span><text:span text:style-name="_32_"> </text:span><text:span text:style-name="_31_561">f</text:span><text:span text:style-name="_32_221">a</text:span><text:span text:style-name="_38_41">m</text:span><text:span text:style-name="_31_165">i</text:span><text:span text:style-name="_32_581">l</text:span><text:span text:style-name="_34_45">i</text:span><text:span text:style-name="_31_501">e</text:span><text:span text:style-name="_32_329">s</text:span><text:span text:style-name="_38_89">.</text:span><text:span text:style-name="_39_03"> </text:span><text:span text:style-name="_32_605">I</text:span><text:span text:style-name="_32_29">t</text:span><text:span text:style-name="_39_03"> </text:span><text:span text:style-name="_32_137">p</text:span><text:span text:style-name="_38_41">r</text:span><text:span text:style-name="_31_525">o</text:span><text:span text:style-name="_32_221">m</text:span><text:span text:style-name="_32_77">i</text:span><text:span text:style-name="_31_393">s</text:span><text:span text:style-name="_32_149">e</text:span><text:span text:style-name="_36_01">s</text:span><text:span text:style-name="_39_02"> </text:span><text:span text:style-name="_32_497">e</text:span><text:span text:style-name="_38_17">d</text:span><text:span text:style-name="_31_321">u</text:span><text:span text:style-name="_32_221">c</text:span><text:span text:style-name="_37_69">a</text:span><text:span text:style-name="_31_681">t</text:span><text:span text:style-name="_32_101">i</text:span><text:span text:style-name="_38_53">o</text:span><text:span text:style-name="_31_525">n</text:span><text:span text:style-name="_31_803"> </text:span><text:span text:style-name="_38_89">f</text:span><text:span text:style-name="_31_597">o</text:span><text:span text:style-name="_32_653">r</text:span><text:span text:style-name="_32_"> </text:span><text:span text:style-name="_31_357">g</text:span><text:span text:style-name="_32_245">i</text:span><text:span text:style-name="_38_53">r</text:span><text:span text:style-name="_31_417">l</text:span><text:span text:style-name="_32_509">s</text:span><text:span text:style-name="_32_"> </text:span><text:span text:style-name="_31_753">i</text:span><text:span text:style-name="_32_389">n</text:span><text:span text:style-name="_32_"> </text:span><text:span text:style-name="_31_597">t</text:span><text:span text:style-name="_32_605">h</text:span><text:span text:style-name="_38_53">e</text:span><text:span text:style-name="_39_02"> </text:span><text:span text:style-name="_32_473">m</text:span><text:span text:style-name="_37_09">o</text:span><text:span text:style-name="_31_489">s</text:span><text:span text:style-name="_32_569">t</text:span><text:span text:style-name="_32_"> </text:span><text:span text:style-name="_31_429">r</text:span><text:span text:style-name="_32_461">e</text:span><text:span text:style-name="_34_09">m</text:span><text:span text:style-name="_31_489">o</text:span><text:span text:style-name="_32_329">t</text:span><text:span text:style-name="_37_81">e</text:span><text:span text:style-name="_39_03"> </text:span><text:span text:style-name="_32_569">v</text:span><text:span text:style-name="_38_05">i</text:span><text:span text:style-name="_31_681">l</text:span><text:span text:style-name="_32_317">l</text:span><text:span text:style-name="_34_09">a</text:span><text:span text:style-name="_31_753">g</text:span><text:span text:style-name="_32_581">e</text:span><text:span text:style-name="_35_17">s</text:span><text:span text:style-name="_31_141">,</text:span><text:span text:style-name="_31_802"> </text:span><text:span text:style-name="_36_61">b</text:span><text:span text:style-name="_31_345">u</text:span><text:span text:style-name="_32_689">t</text:span><text:span text:style-name="_33_"> </text:span><text:span text:style-name="_31_489">a</text:span><text:span text:style-name="_32_653">l</text:span><text:span text:style-name="_33_49">s</text:span><text:span text:style-name="_31_705">o</text:span><text:span text:style-name="_31_803"> </text:span><text:span text:style-name="_36_61">c</text:span><text:span text:style-name="_31_501">o</text:span><text:span text:style-name="_32_653">n</text:span><text:span text:style-name="_34_21">n</text:span><text:span text:style-name="_31_381">e</text:span><text:span text:style-name="_32_293">c</text:span><text:span text:style-name="_34_21">t</text:span><text:span text:style-name="_31_201">s</text:span><text:span text:style-name="_31_802"> </text:span><text:span text:style-name="_34_81">t</text:span><text:span text:style-name="_31_201">e</text:span><text:span text:style-name="_32_401">r</text:span><text:span text:style-name="_36_01">r</text:span><text:span text:style-name="_31_309">o</text:span><text:span text:style-name="_32_461">r</text:span><text:span text:style-name="_33_01">i</text:span><text:span text:style-name="_31_141">s</text:span><text:span text:style-name="_32_653">t</text:span><text:span text:style-name="_34_57">s</text:span><text:span text:style-name="_39_03"> </text:span><text:span text:style-name="_32_065">p</text:span><text:span text:style-name="_37_69">l</text:span><text:span text:style-name="_31_705">o</text:span><text:span text:style-name="_32_113">t</text:span><text:span text:style-name="_36_25">t</text:span><text:span text:style-name="_31_417">i</text:span><text:span text:style-name="_32_113">n</text:span><text:span text:style-name="_32_65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2:46:59.33</meta:creation-date>
    <dc:title>Haathi</dc:title>
    <meta:editing-duration>PT17M3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3T13:04:34.97</dc:date>
    <meta:template xlink:type="simple" xlink:actuate="onRequest" xlink:title="Haathi" xlink:href="file:///C:/Users/kwa/AppData/Roaming/OpenOffice/4/user/template/Haathi.ott" meta:date="2016-02-23T12:46:58.95"/>
  </office:meta>
</office:document-meta>
</file>